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38cm"/>
    </style:style>
    <style:style style:name="gr2" style:family="graphic" style:parent-style-name="standard">
      <style:graphic-properties draw:stroke="none" svg:stroke-color="#000000" draw:fill="none" draw:fill-color="#ffffff" fo:min-height="1.409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8pt" style:font-size-complex="18pt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2.3cm" svg:height="1.488cm" svg:x="1cm" svg:y="2.796cm">
          <draw:text-box>
            <text:p>File</text:p>
          </draw:text-box>
        </draw:frame>
        <draw:frame draw:style-name="gr2" draw:layer="layout" svg:width="3.008cm" svg:height="1.659cm" svg:x="1cm" svg:y="6.241cm">
          <draw:text-box>
            <text:p>Program</text:p>
          </draw:text-box>
        </draw:frame>
        <draw:custom-shape draw:style-name="gr3" draw:text-style-name="P2" draw:layer="layout" svg:width="4.496cm" svg:height="2.382cm" svg:x="2.504cm" svg:y="2.2cm">
          <text:p text:style-name="P1"><text:span text:style-name="T1">C-style 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45cm" svg:height="1.872cm" svg:x="4.273cm" svg:y="5.943cm">
          <text:p text:style-name="P1">Conve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777cm" svg:height="2.382cm" svg:x="7.192cm" svg:y="2.2cm">
          <text:p text:style-name="P1">Boolean prog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5cm" svg:height="1.872cm" svg:x="10.15cm" svg:y="5.943cm">
          <text:p text:style-name="P1">Getaf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777cm" svg:height="2.382cm" svg:x="12.146cm" svg:y="2.2cm">
          <text:p text:style-name="P1"><text:span text:style-name="T1">Boolean formula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77cm" svg:height="2.382cm" svg:x="7.193cm" svg:y="2.2cm">
          <text:p text:style-name="P1"><text:span text:style-name="T1">Boolean progra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5cm" svg:height="1.872cm" svg:x="15.95cm" svg:y="5.943cm">
          <text:p text:style-name="P1">Muc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362cm" svg:y1="4.667cm" svg:x2="5.247cm" svg:y2="5.858cm">
          <text:p/>
        </draw:line>
        <draw:line draw:style-name="gr4" draw:text-style-name="P1" draw:layer="layout" svg:x1="6.838cm" svg:y1="5.773cm" svg:x2="7.811cm" svg:y2="4.752cm">
          <text:p/>
        </draw:line>
        <draw:line draw:style-name="gr4" draw:text-style-name="P1" draw:layer="layout" svg:x1="10.616cm" svg:y1="4.667cm" svg:x2="11.501cm" svg:y2="5.858cm">
          <text:p/>
        </draw:line>
        <draw:line draw:style-name="gr4" draw:text-style-name="P1" draw:layer="layout" svg:x1="12.6cm" svg:y1="5.773cm" svg:x2="13.573cm" svg:y2="4.752cm">
          <text:p/>
        </draw:line>
        <draw:line draw:style-name="gr4" draw:text-style-name="P1" draw:layer="layout" svg:x1="16.038cm" svg:y1="4.667cm" svg:x2="16.923cm" svg:y2="5.8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6T20:53:07.531000000</meta:creation-date>
    <dc:date>2014-06-26T21:16:31.389000000</dc:date>
    <meta:editing-duration>PT10M33S</meta:editing-duration>
    <meta:editing-cycles>4</meta:editing-cycles>
    <meta:generator>LibreOffice/4.2.5.2$Windows_x86 LibreOffice_project/61cb170a04bb1f12e77c884eab9192be736ec5f5</meta:generator>
    <meta:document-statistic meta:object-count="14"/>
  </office:meta>
</office:document-meta>
</file>